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5-05-3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5-04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5-03-2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5-02-2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5-01-2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4-12-2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4-11-21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4-10-2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4-09-25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4-08-28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4-07-3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4-06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4-05-2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4-04-23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4-03-2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4-02-26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4-01-3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3-12-20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3-11-2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3-10-24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3-09-20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3-08-29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3-07-26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3-06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3-05-3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3-04-26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3-03-2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3-03-22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3-02-22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3-01-3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2-12-2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2-08-3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2-07-2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2-06-29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2-05-3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2-04-2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2-03-2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2-02-23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2-01-24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1-12-2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1-11-22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1-10-25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1-09-2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1-08-2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1-07-2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1-06-2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1-05-2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1-04-20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1-03-2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1-02-2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1-01-2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0-12-1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0-08-2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0-07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0-07-01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0-06-23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0-05-28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0-04-2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0-02-2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20-01-2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9-12-3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9-11-2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9-10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9-09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9-08-12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9-07-2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9-06-1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9-05-2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9-04-2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9-03-1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9-02-1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8-12-1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8-11-1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8-10-2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8-09-24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8-08-2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8-07-23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8-06-25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8-05-2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8-04-1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8-03-2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8-02-2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8-01-2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7-12-1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7-11-2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7-10-2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7-09-2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7-08-2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7-07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7-06-2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7-05-22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7-04-2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7-03-2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7-02-22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7-01-2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6-09-2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6-08-2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6-07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6-06-2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6-05-2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6-04-2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6-03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6-02-2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6-01-21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5-11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5-10-20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5-09-2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5-08-2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5-07-2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5-06-23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5-05-2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5-04-20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5-03-23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5-02-24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5-01-20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4-09-3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4-08-2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4-07-3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4-06-2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4-05-3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4-04-2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4-04-01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4-03-0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4-01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3-12-31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3-11-2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3-10-3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3-09-2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3-08-2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3-07-3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3-06-2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3-05-3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3-04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3-03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3-02-2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3-02-0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2-09-1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2-08-2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2-07-23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2-06-25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2-05-23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2-04-30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2-03-2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2-02-2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2-01-24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1-12-2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1-11-2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1-10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1-09-2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1-08-3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1-07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1-06-2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1-05-23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1-04-25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1-03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1-02-2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1-01-2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0-11-2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0-09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0-08-2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0-07-27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0-06-2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0-05-24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0-04-2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0-03-29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0-02-23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10-01-25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9-12-23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9-11-2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9-10-2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9-09-28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9-08-2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9-07-30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9-06-25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9-05-2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9-04-2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9-03-2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9-02-24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9-01-21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8-12-23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8-11-24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8-10-28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8-09-25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8-08-27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8-07-2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8-06-23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8-05-29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8-04-25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8-03-26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7-09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7-08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2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6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6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6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6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6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60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6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6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6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60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6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6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6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6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5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35071314201</text:p>
          </table:table-cell>
          <table:table-cell office:value-type="string" calcext:value-type="string">
            <text:p>RI-EXW <text:s/>278</text:p>
          </table:table-cell>
          <table:table-cell office:value-type="string" calcext:value-type="string">
            <text:p>195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90" meta:object-count="0"/>
    <meta:user-defined meta:name="AppVersion">3.0</meta:user-defined>
  </office:meta>
</office:document-meta>
</file>